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.5">
            <text:p>9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84.5">
            <text:p>84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4.5">
            <text:p>14,5</text:p>
          </table:table-cell>
          <table:table-cell table:style-name="ce11" office:value-type="date" office:date-value="2014-09-14">
            <text:p>14.09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4">
            <text:p>5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6">
            <text:p>36</text:p>
          </table:table-cell>
          <table:table-cell table:style-name="ce11" office:value-type="date" office:date-value="2014-09-14">
            <text:p>14.09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9-11">
            <text:p>11.09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9.5">
            <text:p>9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.5">
            <text:p>9,5</text:p>
          </table:table-cell>
          <table:table-cell table:style-name="ce11" office:value-type="date" office:date-value="2014-09-14">
            <text:p>14.09.14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8">
            <text:p>1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75.5">
            <text:p>175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14.09.2014</text:date>, <text:time>21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6M6S</meta:editing-duration>
    <meta:editing-cycles>119</meta:editing-cycles>
    <meta:generator>OpenOffice/4.1.0$Win32 OpenOffice.org_project/410m18$Build-9764</meta:generator>
    <dc:date>2014-09-14T21:27:52.87</dc:date>
    <dc:creator>F S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